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FileTask.addRecommends( ControlFile . Recommends recomme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addProvides( ControlFile . Provides provi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addDescription( ControlFile .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Priority( String deb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addReplaces( ControlFile . Replaces repl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addDepends( ControlFile . Depends depe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Section( String debS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addSuggests( ControlFile . Suggests sugge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ControlFile( ControlFile contro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FileTask.setMaintainer( String debMai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Homepage( String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Essential( String debEssenti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Package( String debPack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Version( String deb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Architecture( String debArchitec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addConflicts( ControlFile . Conflicts confli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Task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